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8fc6da">
      <style:text-properties fo:background-color="#FFC000" fo:font-size="54.0pt" fo:font-weight="bold"/>
    </style:style>
    <style:style style:family="text" style:name="ac4a057">
      <style:text-properties fo:background-color="#FFC000" fo:font-size="54.0pt" fo:font-weight="bold"/>
    </style:style>
    <style:style style:family="table-cell" style:name="ab75192">
      <style:table-cell-properties fo:border-bottom="0.02mm solid #000000" fo:border-left="0.02mm solid #000000" fo:border-right="0.02mm solid #000000" fo:border-top="0.02mm solid #000000"/>
    </style:style>
    <style:style style:family="table-cell" style:name="a9fb79d">
      <style:table-cell-properties fo:border-bottom="0.02mm solid #000000" fo:border-left="0.02mm solid #000000" fo:border-right="0.02mm solid #000000" fo:border-top="0.02mm solid #000000"/>
    </style:style>
    <style:style style:family="table-cell" style:name="aa280d9">
      <style:table-cell-properties fo:border-bottom="0.02mm solid #000000" fo:border-left="0.02mm solid #000000" fo:border-right="0.02mm solid #000000" fo:border-top="0.02mm solid #000000"/>
    </style:style>
    <style:style style:family="table-cell" style:name="a54f37a">
      <style:table-cell-properties fo:border-bottom="0.02mm solid #000000" fo:border-left="0.02mm solid #000000" fo:border-right="0.02mm solid #000000" fo:border-top="0.02mm solid #000000"/>
    </style:style>
    <style:style style:family="table-cell" style:name="aaf178a">
      <style:table-cell-properties fo:border-bottom="0.02mm solid #000000" fo:border-left="0.02mm solid #000000" fo:border-right="0.02mm solid #000000" fo:border-top="0.02mm solid #000000"/>
    </style:style>
    <style:style style:family="table-cell" style:name="a6620db">
      <style:table-cell-properties fo:border-bottom="0.02mm solid #000000" fo:border-left="0.02mm solid #000000" fo:border-right="0.02mm solid #000000" fo:border-top="0.02mm solid #000000"/>
    </style:style>
    <style:style style:family="table-cell" style:name="ad2d03b">
      <style:table-cell-properties fo:border-bottom="0.02mm solid #000000" fo:border-left="0.02mm solid #000000" fo:border-right="0.02mm solid #000000" fo:border-top="0.02mm solid #000000"/>
    </style:style>
    <style:style style:family="table-cell" style:name="a59f0ab">
      <style:table-cell-properties fo:border-bottom="0.02mm solid #000000" fo:border-left="0.02mm solid #000000" fo:border-right="0.02mm solid #000000" fo:border-top="0.02mm solid #000000"/>
    </style:style>
    <style:style style:family="table-cell" style:name="a02272d">
      <style:table-cell-properties fo:border-bottom="0.02mm solid #000000" fo:border-left="0.02mm solid #000000" fo:border-right="0.02mm solid #000000" fo:border-top="0.02mm solid #000000"/>
    </style:style>
    <style:style style:family="text" style:name="ad57bed">
      <style:text-properties fo:background-color="#FF0000" fo:font-size="36.0pt" fo:font-style="italic" fo:font-weight="bold" style:text-underline-style="solid"/>
    </style:style>
    <style:style style:family="table-cell" style:name="a3452e2">
      <style:table-cell-properties fo:border-bottom="0.02mm solid #000000" fo:border-left="0.02mm solid #000000" fo:border-right="0.02mm solid #000000" fo:border-top="0.02mm solid #000000"/>
    </style:style>
    <style:style style:family="text" style:name="aef08d0">
      <style:text-properties fo:font-weight="bold"/>
    </style:style>
    <style:style style:family="table-cell" style:name="af41908">
      <style:table-cell-properties fo:border-bottom="0.02mm solid #000000" fo:border-left="0.02mm solid #000000" fo:border-right="0.02mm solid #000000" fo:border-top="0.02mm solid #000000"/>
    </style:style>
    <style:style style:family="text" style:name="a23c5e9">
      <style:text-properties fo:font-weight="bold"/>
    </style:style>
    <style:style style:family="table-cell" style:name="a31cb84">
      <style:table-cell-properties fo:border-bottom="0.02mm solid #000000" fo:border-left="0.02mm solid #000000" fo:border-right="0.02mm solid #000000" fo:border-top="0.02mm solid #000000"/>
    </style:style>
    <style:style style:family="text" style:name="a639526">
      <style:text-properties fo:font-weight="bold"/>
    </style:style>
    <style:style style:family="table-cell" style:name="afdf3b6">
      <style:table-cell-properties fo:border-bottom="0.02mm solid #000000" fo:border-left="0.02mm solid #000000" fo:border-right="0.02mm solid #000000" fo:border-top="0.02mm solid #000000"/>
    </style:style>
    <style:style style:family="text" style:name="abda020">
      <style:text-properties fo:background-color="#FFFF00" fo:font-weight="bold"/>
    </style:style>
    <style:style style:family="table-cell" style:name="a844876">
      <style:table-cell-properties fo:border-bottom="0.02mm solid #000000" fo:border-left="0.02mm solid #000000" fo:border-right="0.02mm solid #000000" fo:border-top="0.02mm solid #000000"/>
    </style:style>
    <style:style style:family="text" style:name="a328bd9">
      <style:text-properties fo:font-weight="bold"/>
    </style:style>
    <style:style style:family="table-cell" style:name="a35bd27">
      <style:table-cell-properties fo:border-bottom="0.02mm solid #000000" fo:border-left="0.02mm solid #000000" fo:border-right="0.02mm solid #000000" fo:border-top="0.02mm solid #000000"/>
    </style:style>
    <style:style style:family="table-column" style:name="a1dfa0d">
      <style:table-column-properties style:rel-column-width="1000*"/>
    </style:style>
    <style:style style:family="table" style:name="a950701" style:parent-style-name="TableGrid">
      <style:table-properties style:rel-width="100%"/>
    </style:style>
    <style:style style:family="paragraph" style:name="a14dab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ad1f7d">
      <style:text-properties style:text-underline-style="none" xlink:href="http://www.eins.de"/>
    </style:style>
    <style:style style:family="text" style:name="a5b514b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c1f5d4" style:parent-style-name="Standard">
      <style:paragraph-properties fo:margin-left="7.5mm" fo:margin-right="0.0mm" fo:text-indent="-7.5mm"/>
      <style:text-properties/>
    </style:style>
    <style:style style:family="paragraph" style:name="a607f8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1de6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95d4c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06688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a22a9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492040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</office:automatic-styles>
  <office:body>
    <office:text>
      <text:p text:style-name="aba22a9"/>
      <text:p text:style-name="a066887"/>
      <text:p text:style-name="a95d4cb"/>
      <text:p text:style-name="a81de67"/>
      <text:p text:style-name="a607f83"/>
      <text:p text:style-name="ac1f5d4"><text:a xlink:href="http://www.eins.de"><text:span text:style-name="Hyperlink">Kapi</text:span><text:span text:style-name="Hyperlink">tel</text:span></text:a><text:a xlink:href="http://www.eins.de"><text:span text:style-name="aad1f7d"><text:s/><text:s text:c="27"/></text:span></text:a><text:a xlink:href="http://www.zwei.de"><text:span text:style-name="Hyperlink">10</text:span></text:a></text:p>
      <text:p text:style-name="a14dab3"/>
      <text:p text:style-name="Standard"/>
      <table:table table:style-name="a950701">
        <table:table-column table:number-columns-repeated="5" table:style-name="a1dfa0d"/>
        <table:table-row>
          <table:table-cell table:style-name="a35bd27">
            <text:p><text:span text:style-name="a328bd9">Montag</text:span></text:p>
          </table:table-cell>
          <table:table-cell table:style-name="a844876">
            <text:p><text:span text:style-name="abda020">Dienstag</text:span></text:p>
          </table:table-cell>
          <table:table-cell table:style-name="afdf3b6">
            <text:p><text:span text:style-name="a639526">Mittwoch</text:span></text:p>
          </table:table-cell>
          <table:table-cell table:style-name="a31cb84">
            <text:p><text:span text:style-name="a23c5e9">Donnerstag</text:span></text:p>
          </table:table-cell>
          <table:table-cell table:style-name="af41908">
            <text:p><text:span text:style-name="aef08d0">Freitag</text:span></text:p>
          </table:table-cell>
        </table:table-row>
        <table:table-row>
          <table:table-cell table:style-name="a3452e2">
            <text:p><text:span text:style-name="ad57bed">Rot Und BOLD</text:span></text:p>
          </table:table-cell>
          <table:table-cell table:style-name="a02272d"/>
          <table:table-cell table:style-name="a59f0ab"/>
          <table:table-cell table:style-name="ad2d03b"/>
          <table:table-cell table:style-name="a6620db"/>
        </table:table-row>
        <table:table-row>
          <table:table-cell table:style-name="aaf178a"/>
          <table:table-cell table:style-name="a54f37a"/>
          <table:table-cell table:style-name="aa280d9"/>
          <table:table-cell table:style-name="a9fb79d"/>
          <table:table-cell table:style-name="ab75192"/>
        </table:table-row>
      </table:table>
      <text:p/>
      <text:p><text:span text:style-name="ac4a057">Text</text:span></text:p>
      <text:p><text:span text:style-name="a8fc6da">pfff</text:span></text:p>
      <text:p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0.0pt" style:font-weight-asian="bold"/>
    </style:style>
    <style:style style:family="paragraph" style:name="Header" style:parent-style-name="Standard"/>
    <style:style style:family="paragraph" style:name="Footer" style:parent-style-name="Standard"/>
    <style:style style:family="paragraph" style:name="Index" style:parent-style-name="Standard">
      <style:text-properties style:font-name-complex="Free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1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1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text-properties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7S</meta:editing-duration>
  </office:meta>
</office:document-meta>
</file>